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ToDate.setTargetFile( final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ToDate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pToDate.setSrcfile( final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ToDate.getM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pToDate.scanDir( File srcDir , String [ ] fi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pToDate.setValue( final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ToDate.createSrc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ToDate.addSrcfiles( final FileSet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ToDate.setProperty( final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ToDate.eval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7">
            <text:p text:style-name="Table_20_Contents">27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UpToDate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ToDate.add( FileNameMapper fileName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ToDate.createM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